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8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8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9" draw:text-style-name="P4" draw:layer="layout" svg:width="0.499cm" svg:height="0.574cm" svg:x="0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0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1" draw:text-style-name="P4" draw:layer="layout" svg:width="0.499cm" svg:height="0.574cm" svg:x="1cm" svg:y="1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2" draw:text-style-name="P4" draw:layer="layout" svg:width="0.499cm" svg:height="0.574cm" svg:x="1cm" svg:y="1.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8:42.990000000</dc:date>
    <meta:editing-duration>PT1H51M29S</meta:editing-duration>
    <meta:editing-cycles>15</meta:editing-cycles>
    <meta:generator>LibreOffice/7.6.5.2$Windows_X86_64 LibreOffice_project/38d5f62f85355c192ef5f1dd47c5c0c0c6d6598b</meta:generator>
    <meta:document-statistic meta:object-count="12"/>
  </office:meta>
</office:document-meta>
</file>